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Standard">
      <style:paragraph-properties fo:line-height="115%" style:snap-to-layout-grid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4" style:family="paragraph" style:parent-style-name="Standard">
      <style:paragraph-properties fo:line-height="115%" fo:text-align="center" style:justify-single-word="false" style:snap-to-layout-grid="false"/>
      <style:text-properties style:font-name="Times New Roman" fo:language="ru" fo:country="RU" style:font-name-complex="Times New Roman1"/>
    </style:style>
    <style:style style:name="P5" style:family="paragraph" style:parent-style-name="Standard">
      <style:paragraph-properties fo:line-height="115%" fo:text-align="center" style:justify-single-word="false"/>
    </style:style>
    <style:style style:name="P6" style:family="paragraph" style:parent-style-name="Standard">
      <style:paragraph-properties fo:line-height="115%" fo:text-align="center" style:justify-single-word="false" style:snap-to-layout-grid="false"/>
      <style:text-properties officeooo:paragraph-rsid="0015511e"/>
    </style:style>
    <style:style style:name="P7" style:family="paragraph" style:parent-style-name="Standard_20__28_user_29_">
      <style:paragraph-properties fo:line-height="115%" fo:text-align="end" style:justify-single-word="false" style:snap-to-layout-grid="false"/>
    </style:style>
    <style:style style:name="P8" style:family="paragraph" style:parent-style-name="Standard_20__28_user_29_">
      <style:paragraph-properties fo:line-height="115%" fo:text-align="center" style:justify-single-word="false" style:snap-to-layout-gri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_20__28_user_29_">
      <style:paragraph-properties fo:line-height="115%" style:snap-to-layout-gri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_20__28_user_29_">
      <style:paragraph-properties fo:line-height="115%" fo:text-align="end" style:justify-single-word="false" style:snap-to-layout-gri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line-height="115%" fo:text-align="center" style:justify-single-word="false" style:snap-to-layout-grid="false"/>
      <style:text-properties style:font-name="Times New Roman" fo:font-size="14pt" fo:language="ru" fo:country="RU" style:font-size-asian="14pt" style:font-name-complex="Times New Roman1"/>
    </style:style>
    <style:style style:name="P12" style:family="paragraph" style:parent-style-name="Standard" style:master-page-name="Converted1">
      <style:paragraph-properties fo:margin-top="0in" fo:margin-bottom="0.139in" loext:contextual-spacing="false" fo:line-height="115%" style:page-number="auto"/>
    </style:style>
    <style:style style:name="P13" style:family="paragraph" style:parent-style-name="Standard_20__28_user_29_" style:master-page-name="First_20_Page">
      <style:paragraph-properties fo:line-height="115%" fo:text-align="center" style:justify-single-word="false" style:page-number="auto" style:snap-to-layout-gri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_20__28_user_29_">
      <style:paragraph-properties fo:line-height="115%" fo:text-align="center" style:justify-single-word="false" style:snap-to-layout-gri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_20__28_user_29_">
      <style:paragraph-properties fo:line-height="115%" fo:text-align="end" style:justify-single-word="false" style:snap-to-layout-gri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_20__28_user_29_">
      <style:paragraph-properties fo:line-height="115%" fo:text-align="center" style:justify-single-word="false" fo:padding="0.028in" fo:border="none" style:snap-to-layout-grid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2pt"/>
    </style:style>
    <style:style style:name="T4" style:family="text">
      <style:text-properties style:font-name="Times New Roman" fo:font-size="14pt" fo:language="ru" fo:country="RU" style:font-size-asian="14pt" style:font-name-complex="Times New Roman1"/>
    </style:style>
    <style:style style:name="T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2pt"/>
    </style:style>
    <style:style style:name="T7" style:family="text">
      <style:text-properties style:font-name="Times New Roman" fo:font-size="14pt" fo:language="ru" fo:country="RU" officeooo:rsid="001579b1" style:font-size-asian="14pt" style:font-name-complex="Times New Roman1"/>
    </style:style>
    <style:style style:name="T8" style:family="text">
      <style:text-properties style:font-name="Times New Roman" fo:font-size="14pt" fo:language="ru" fo:country="RU" officeooo:rsid="0015511e" style:font-size-asian="14pt" style:language-asian="zh" style:country-asian="CN" style:font-name-complex="Times New Roman1" style:font-size-complex="10pt"/>
    </style:style>
    <style:style style:name="T9" style:family="text">
      <style:text-properties style:font-name="Times New Roman" fo:font-size="14pt" fo:language="en" fo:country="US" officeooo:rsid="0015511e" style:font-size-asian="14pt" style:language-asian="zh" style:country-asian="CN" style:font-name-complex="Times New Roman1" style:font-size-complex="12pt"/>
    </style:style>
    <style:style style:name="T10" style:family="text">
      <style:text-properties style:font-name="Times New Roman" fo:font-size="14pt" fo:language="en" fo:country="US" officeooo:rsid="001579b1" style:font-size-asian="14pt" style:language-asian="zh" style:country-asian="CN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образования и науки Российской Федерации</text:p>
      <text:p text:style-name="P8">Федеральное государственное бюджетное образовательное учреждение высшего образования</text:p>
      <text:p text:style-name="P8">«Новгородский государственный университет имени Ярослава Мудрого»</text:p>
      <text:p text:style-name="P8">Институт Электронных и Информационных систем</text:p>
      <text:p text:style-name="P16">______________________________________________________________</text:p>
      <text:p text:style-name="P8">Кафедра «Информационных технологий и систем»</text:p>
      <text:p text:style-name="P8"/>
      <text:p text:style-name="P9"/>
      <text:p text:style-name="P8"/>
      <text:p text:style-name="P8"/>
      <text:p text:style-name="P3"/>
      <text:p text:style-name="P4"/>
      <text:p text:style-name="P4"/>
      <text:p text:style-name="P11">Отчёт</text:p>
      <text:p text:style-name="P6"><text:span text:style-name="T6">по лабораторной работе</text:span><text:span text:style-name="T3"> № </text:span><text:span text:style-name="T10">8</text:span></text:p>
      <text:p text:style-name="P6"><text:span text:style-name="T4">«</text:span><text:span text:style-name="T7">Решение логических задач методом поиска на пространстве состояний</text:span><text:span text:style-name="T4">»</text:span></text:p>
      <text:p text:style-name="P9"/>
      <text:p text:style-name="P8"/>
      <text:p text:style-name="P9"/>
      <text:p text:style-name="P9"/>
      <text:p text:style-name="P9"/>
      <text:p text:style-name="P8"/>
      <text:p text:style-name="P10">Выполнил студент группы 6091</text:p>
      <text:p text:style-name="P10">_________________ Фуфин М. Н.</text:p>
      <text:p text:style-name="P10">«______» _________________2019 г.</text:p>
      <text:p text:style-name="P10"/>
      <text:p text:style-name="P10"/>
      <text:p text:style-name="P10">Проверил преподаватель <text:s text:c="11"/></text:p>
      <text:p text:style-name="P7"><text:span text:style-name="T2">_________________</text:span><text:span text:style-name="T1"> <text:s text:c="2"/>Михайлов Д. В.</text:span></text:p>
      <text:p text:style-name="P10">«______» _________________2019 г.</text:p>
      <text:p text:style-name="P10"/>
      <text:p text:style-name="P10"/>
      <text:p text:style-name="P9"/>
      <text:p text:style-name="P10"/>
      <text:p text:style-name="P8">Великий Новгород</text:p>
      <text:p text:style-name="P5"><text:span text:style-name="T5">20</text:span><text:bookmark text:name="OLE_LINK3"/><text:bookmark text:name="OLE_LINK4"/><text:span text:style-name="T5">19</text:span>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Arial" fo:font-family="Arial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/>
      <style:text-properties fo:language="ru" fo:country="RU"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language-asian="zh" style:country-asian="CN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aren1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  <text:p text:style-name="MP2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<text:page-number text:select-page="current">2</text:page-number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Пользователь Windows</meta:initial-creator>
    <meta:editing-cycles>28</meta:editing-cycles>
    <meta:creation-date>2019-09-29T08:37:00</meta:creation-date>
    <dc:date>2019-12-29T02:37:22.952172176</dc:date>
    <meta:editing-duration>PT1H41M50S</meta:editing-duration>
    <meta:generator>LibreOffice/6.3.3.2$Linux_X86_64 LibreOffice_project/30$Build-2</meta:generator>
    <meta:document-statistic meta:table-count="0" meta:image-count="0" meta:object-count="0" meta:page-count="2" meta:paragraph-count="19" meta:word-count="69" meta:character-count="663" meta:non-whitespace-character-count="59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